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6.12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11cm"/>
    </style:style>
    <style:style style:name="pr9" style:family="presentation" style:parent-style-name="Default-outline1">
      <style:graphic-properties fo:min-height="14.43cm"/>
    </style:style>
    <style:style style:name="pr10" style:family="presentation" style:parent-style-name="Default-outline1">
      <style:graphic-properties fo:min-height="15.348cm"/>
    </style:style>
    <style:style style:name="pr11" style:family="presentation" style:parent-style-name="Default-outline1">
      <style:graphic-properties fo:min-height="14.192cm"/>
    </style:style>
    <style:style style:name="pr12" style:family="presentation" style:parent-style-name="Default-outline1">
      <style:graphic-properties fo:min-height="14.544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BJX2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y RISC style hobby IS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jor Features</text:p>
          </draw:text-box>
        </draw:frame>
        <draw:frame presentation:style-name="pr5" draw:layer="layout" svg:width="25.199cm" svg:height="16.179cm" svg:x="1.4cm" svg:y="4.914cm" presentation:class="outline" presentation:user-transformed="true">
          <draw:text-box>
            <text:list text:style-name="L2">
              <text:list-item>
                <text:p>RISC style instruction set</text:p>
              </text:list-item>
              <text:list-item>
                <text:p>Variable Length (16/32 or 16/32/48) instructions</text:p>
              </text:list-item>
              <text:list-item>
                <text:p>Predicated instructions</text:p>
              </text:list-item>
              <text:list-item>
                <text:p>WEX (Wide Execute)</text:p>
                <text:list>
                  <text:list-item>
                    <text:p>Vs Scalar and VLIW.</text:p>
                  </text:list-item>
                </text:list>
              </text:list-item>
              <text:list-item>
                <text:p>32x 64-bit GPR Space</text:p>
                <text:list>
                  <text:list-item>
                    <text:p>FPU in GPRs or FPRs</text:p>
                  </text:list-item>
                </text:list>
              </text:list-item>
              <text:list-item>
                <text:p>32 or 48-bit Address Space</text:p>
                <text:list>
                  <text:list-item>
                    <text:p>Optional MMU (TLB is Expensive)</text:p>
                  </text:list-item>
                  <text:list-item>
                    <text:p>Little-Endian, Misaligned Load/St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"Inspiration"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uperH</text:p>
                <text:list>
                  <text:list-item>
                    <text:p>Closest to a direct ancestor.</text:p>
                  </text:list-item>
                </text:list>
              </text:list-item>
              <text:list-item>
                <text:p>ARM</text:p>
                <text:list>
                  <text:list-item>
                    <text:p>Some similar features, but on a budget.</text:p>
                  </text:list-item>
                </text:list>
              </text:list-item>
              <text:list-item>
                <text:p>RISC-V</text:p>
                <text:list>
                  <text:list-item>
                    <text:p>More due to convergent evolution though...</text:p>
                  </text:list-item>
                </text:list>
              </text:list-item>
              <text:list-item>
                <text:p>TMS320C6x and IA64</text:p>
                <text:list>
                  <text:list-item>
                    <text:p>VLIW and explicit parallelis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ISC</text:p>
          </draw:text-box>
        </draw:frame>
        <draw:frame presentation:style-name="pr8" draw:layer="layout" svg:width="25.199cm" svg:height="14.146cm" svg:x="1.4cm" svg:y="4.914cm" presentation:class="outline" presentation:user-transformed="true">
          <draw:text-box>
            <text:list text:style-name="L2">
              <text:list-item>
                <text:p>Load/Store Architecture</text:p>
              </text:list-item>
              <text:list-item>
                <text:p>Limited instruction complexity / latency.</text:p>
                <text:list>
                  <text:list-item>
                    <text:p>RISC != Minimal ISA size</text:p>
                  </text:list-item>
                </text:list>
              </text:list-item>
              <text:list-item>
                <text:p>What about ARM?</text:p>
                <text:list>
                  <text:list-item>
                    <text:p>Complex addressing modes.</text:p>
                  </text:list-item>
                  <text:list-item>
                    <text:p>Full CC predication.</text:p>
                  </text:list-item>
                  <text:list-item>
                    <text:p>Shifter inline with reg/imm fetch.</text:p>
                  </text:list-item>
                </text:list>
              </text:list-item>
              <text:list-item>
                <text:p>What about RISC-V?</text:p>
                <text:list>
                  <text:list-item>
                    <text:p>Simpler in simple case, at lea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ISC (2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ultiplier</text:p>
                <text:list>
                  <text:list-item>
                    <text:p>Why no QWORD multiply in BJX2?</text:p>
                  </text:list-item>
                </text:list>
              </text:list-item>
              <text:list-item>
                <text:p>Hardware divide (to have or not to have)</text:p>
                <text:list>
                  <text:list-item>
                    <text:p>SuperH style incremental divider?</text:p>
                  </text:list-item>
                </text:list>
              </text:list-item>
              <text:list-item>
                <text:p>What about microcode or trap-emula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Length</text:p>
          </draw:text-box>
        </draw:frame>
        <draw:frame presentation:style-name="pr9" draw:layer="layout" svg:width="25.199cm" svg:height="14.448cm" svg:x="1.4cm" svg:y="4.914cm" presentation:class="outline" presentation:user-transformed="true">
          <draw:text-box>
            <text:list text:style-name="L2">
              <text:list-item>
                <text:p>Code Density</text:p>
                <text:list>
                  <text:list-item>
                    <text:p>Vs Fixed 16-bit</text:p>
                    <text:list>
                      <text:list-item>
                        <text:p>Performance</text:p>
                      </text:list-item>
                    </text:list>
                  </text:list-item>
                  <text:list-item>
                    <text:p>Vs Fixed 32-bit</text:p>
                    <text:list>
                      <text:list-item>
                        <text:p>Code Density</text:p>
                      </text:list-item>
                    </text:list>
                  </text:list-item>
                </text:list>
              </text:list-item>
              <text:list-item>
                <text:p>Is variable length "not RISC?"</text:p>
                <text:list>
                  <text:list-item>
                    <text:p>What about x86?</text:p>
                  </text:list-item>
                  <text:list-item>
                    <text:p>Thumb2, RVC</text:p>
                  </text:list-item>
                  <text:list-item>
                    <text:p>Keep encoding Simple</text:p>
                    <text:list>
                      <text:list-item>
                        <text:p>Make length/encoding quick/easy to determin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JX2 Encoding Space</text:p>
          </draw:text-box>
        </draw:frame>
        <draw:frame presentation:style-name="pr10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0zzz..Dzzz: 16-bit Land</text:p>
              </text:list-item>
              <text:list-item>
                <text:p>Ezzz_zzzz: Predicated Land (32-bit)</text:p>
              </text:list-item>
              <text:list-item>
                <text:p>Fzzz_zzzz: 32-bit Land</text:p>
                <text:list>
                  <text:list-item>
                    <text:p>Ezzz and Fzzz are symmetric.</text:p>
                  </text:list-item>
                  <text:list-item>
                    <text:p>F0zz..F3zz: Scalar / Execute True</text:p>
                  </text:list-item>
                  <text:list-item>
                    <text:p>F4zz..F7zz: Wide / Execute False</text:p>
                  </text:list-item>
                  <text:list-item>
                    <text:p>F8zz: Imm16 (Scalar / True)</text:p>
                  </text:list-item>
                  <text:list-item>
                    <text:p>F9zz: Imm16 (Wide / False)</text:p>
                  </text:list-item>
                  <text:list-item>
                    <text:p>FAzz/FBzz Imm24, DLR</text:p>
                  </text:list-item>
                  <text:list-item>
                    <text:p>FCzz..FFzz zzzz-zzzz: 48-bit L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oding Space (16-bit Land)</text:p>
          </draw:text-box>
        </draw:frame>
        <draw:frame presentation:style-name="pr11" draw:text-style-name="P2" draw:layer="layout" svg:width="25.199cm" svg:height="14.192cm" svg:x="1.4cm" svg:y="4.914cm" presentation:class="outline" presentation:user-transformed="true">
          <draw:text-box>
            <text:list text:style-name="L2">
              <text:list-item>
                <text:p><text:span text:style-name="T2">0znm: Load/Store (Basic)</text:span></text:p>
              </text:list-item>
              <text:list-item>
                <text:p><text:span text:style-name="T2">1znm: Simple ALU (2R)</text:span></text:p>
              </text:list-item>
              <text:list-item>
                <text:p><text:span text:style-name="T2">2zdd/2znd: Disp and Imm4,Reg</text:span></text:p>
              </text:list-item>
              <text:list-item>
                <text:p><text:span text:style-name="T2">3znz: 1R Ops Space</text:span></text:p>
              </text:list-item>
              <text:list-item>
                <text:p><text:span text:style-name="T2">4znm/4znd: Load/Store(SP-rel) and LEA</text:span></text:p>
              </text:list-item>
              <text:list-item>
                <text:p><text:span text:style-name="T2">5znm: More 2R ops.</text:span></text:p>
              </text:list-item>
              <text:list-item>
                <text:p><text:span text:style-name="T2">6znd: GFP and Imm4,Reg</text:span></text:p>
              </text:list-item>
              <text:list-item>
                <text:p><text:span text:style-name="T2">7zzz: Reserved</text:span></text:p>
              </text:list-item>
              <text:list-item>
                <text:p><text:span text:style-name="T2">8dnm: Load/Store (Disp3)</text:span></text:p>
              </text:list-item>
              <text:list-item>
                <text:p><text:span text:style-name="T2">9znm: FPU (FPR Based)</text:span></text:p>
              </text:list-item>
              <text:list-item>
                <text:p><text:span text:style-name="T2">Ajjj / Bjjj: LDI Imm13s,R0</text:span></text:p>
              </text:list-item>
              <text:list-item>
                <text:p><text:span text:style-name="T2">Cnii: ADD Imm8s, Rn</text:span></text:p>
              </text:list-item>
              <text:list-item>
                <text:p><text:span text:style-name="T2">Dnii: LDI Imm8s, 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oding Space (32-bit Land)</text:p>
          </draw:text-box>
        </draw:frame>
        <draw:frame presentation:style-name="pr12" draw:text-style-name="P3" draw:layer="layout" svg:width="25.199cm" svg:height="14.544cm" svg:x="1.4cm" svg:y="4.914cm" presentation:class="outline" presentation:user-transformed="true">
          <draw:text-box>
            <text:list text:style-name="L2">
              <text:list-item>
                <text:p><text:span text:style-name="T3">F0nm_zeoz: 3R Forms</text:span></text:p>
                <text:list>
                  <text:list-item>
                    <text:p><text:span text:style-name="T3">F0nm_zezz: 2R Forms</text:span></text:p>
                  </text:list-item>
                </text:list>
              </text:list-item>
              <text:list-item>
                <text:p><text:span text:style-name="T3">F1nm_zedd: Load/Store Disp9</text:span></text:p>
              </text:list-item>
              <text:list-item>
                <text:p><text:span text:style-name="T3">F2nm_zeii: Reg,Imm9,Reg</text:span></text:p>
                <text:list>
                  <text:list-item>
                    <text:p><text:span text:style-name="T3">F2nz_zeii: Imm10,Reg</text:span></text:p>
                  </text:list-item>
                </text:list>
              </text:list-item>
              <text:list-item>
                <text:p><text:span text:style-name="T3">F3zz: Reserved</text:span></text:p>
              </text:list-item>
              <text:list-item>
                <text:p><text:span text:style-name="T3">F4zz..F7zz: Mirrors F0zz..F3zz</text:span></text:p>
              </text:list-item>
              <text:list-item>
                <text:p><text:span text:style-name="T3">F8zn_iiii: Imm16 ops</text:span></text:p>
              </text:list-item>
              <text:list-item>
                <text:p><text:span text:style-name="T3">F9zn_iiii: Mirrors F8zz</text:span></text:p>
              </text:list-item>
              <text:list-item>
                <text:p><text:span text:style-name="T3">FAjj/FBjj: LDI Imm25s, R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ant Loading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4">Small constants loaded directly.</text:span></text:p>
                <text:list>
                  <text:list-item>
                    <text:p text:style-name="P4"><text:span text:style-name="T4">These may fit directly into an immediate field.</text:span></text:p>
                  </text:list-item>
                </text:list>
              </text:list-item>
              <text:list-item>
                <text:p text:style-name="P4"><text:span text:style-name="T4">Medium constants may be loaded into registers.</text:span></text:p>
                <text:list>
                  <text:list-item>
                    <text:p text:style-name="P4"><text:span text:style-name="T4">Forms will large immediate values may exist for this.</text:span></text:p>
                  </text:list-item>
                  <text:list-item>
                    <text:p text:style-name="P4"><text:span text:style-name="T4">DLR is an SPR intended primarily for this situation.</text:span></text:p>
                  </text:list-item>
                </text:list>
              </text:list-item>
              <text:list-item>
                <text:p text:style-name="P4"><text:span text:style-name="T4">Traditionally, larger constants may be loaded from memory.</text:span></text:p>
                <text:list>
                  <text:list-item>
                    <text:p text:style-name="P4"><text:span text:style-name="T4">This is awkward and slow.</text:span></text:p>
                  </text:list-item>
                </text:list>
              </text:list-item>
              <text:list-item>
                <text:p><text:span text:style-name="T4">In BJX2, constants may be loaded via a dedicated Load-Shift Op.</text:span></text:p>
                <text:list>
                  <text:list-item>
                    <text:p><text:span text:style-name="T4">LDISH16 Imm16u, Rn</text:span></text:p>
                  </text:list-item>
                  <text:list-item>
                    <text:p><text:span text:style-name="T4">Performs: Rn=(Rn&lt;&lt;16) | Imm16u;</text:span></text:p>
                  </text:list-item>
                  <text:list-item>
                    <text:p><text:span text:style-name="T4">This may be used to compose arbitrarily large constant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ated Instruc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anges</text:p>
                <text:list>
                  <text:list-item>
                    <text:p>E0zz..E3zz: Execute If True</text:p>
                  </text:list-item>
                  <text:list-item>
                    <text:p>E4zz..E7zz: Execute If False</text:p>
                  </text:list-item>
                  <text:list-item>
                    <text:p>E8zz: Imm16, Execute If True</text:p>
                  </text:list-item>
                  <text:list-item>
                    <text:p>E9zz: Imm16, Execute If False</text:p>
                  </text:list-item>
                </text:list>
              </text:list-item>
              <text:list-item>
                <text:p>Controlled by single bit, SR.T fl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X (Wide Execute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xplicitly mark instructions as scalar or wide</text:p>
                <text:list>
                  <text:list-item>
                    <text:p>Packing instructions into "lanes"</text:p>
                    <text:list>
                      <text:list-item>
                        <text:p>xxxx, yyyy xxxx, zzzz yyyy xxxx</text:p>
                      </text:list-item>
                    </text:list>
                  </text:list-item>
                  <text:list-item>
                    <text:p>Profiles, minimal implementation support</text:p>
                    <text:list>
                      <text:list-item>
                        <text:p>What is allowed per-lane?</text:p>
                      </text:list-item>
                    </text:list>
                  </text:list-item>
                  <text:list-item>
                    <text:p>Pros/Cons vs Superscalar</text:p>
                    <text:list>
                      <text:list-item>
                        <text:p>Implementation Cost</text:p>
                      </text:list-item>
                    </text:list>
                  </text:list-item>
                  <text:list-item>
                    <text:p>Pros/Cons vs VLIW</text:p>
                    <text:list>
                      <text:list-item>
                        <text:p>Code dens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08T18:24:42.17</meta:creation-date>
    <meta:editing-duration>PT1H37M37S</meta:editing-duration>
    <meta:editing-cycles>8</meta:editing-cycles>
    <dc:date>2019-08-11T23:19:49.17</dc:date>
    <meta:generator>OpenOffice/4.1.2$Win32 OpenOffice.org_project/412m3$Build-9782</meta:generator>
    <meta:document-statistic meta:object-count="69"/>
  </office:meta>
</office:document-meta>
</file>